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200.0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PEC TRACES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Trace</text:p>
          </table:table-cell>
          <table:table-cell table:style-name="ce3"/>
          <table:table-cell table:style-name="ce3" office:value-type="string" calcext:value-type="string">
            <text:p>IPCP</text:p>
          </table:table-cell>
          <table:table-cell table:style-name="ce3" office:value-type="string" calcext:value-type="string">
            <text:p>IPCP 2nd E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5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400.perlbench-41B</text:p>
          </table:table-cell>
          <table:table-cell table:style-name="ce5"/>
          <table:table-cell table:style-name="ce5" office:value-type="float" office:value="0.591609" calcext:value-type="float">
            <text:p>0.591609</text:p>
          </table:table-cell>
          <table:table-cell table:style-name="ce11" office:value-type="float" office:value="0.61096" calcext:value-type="float">
            <text:p>0.6109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403.gcc-16B</text:p>
          </table:table-cell>
          <table:table-cell table:style-name="ce5"/>
          <table:table-cell table:style-name="ce5" office:value-type="float" office:value="1.20572" calcext:value-type="float">
            <text:p>1.20572</text:p>
          </table:table-cell>
          <table:table-cell table:style-name="ce12" office:value-type="float" office:value="1.20471" calcext:value-type="float">
            <text:p>1.20471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433.milc-337B</text:p>
          </table:table-cell>
          <table:table-cell table:style-name="ce5"/>
          <table:table-cell table:style-name="ce5" office:value-type="float" office:value="0.923256" calcext:value-type="float">
            <text:p>0.923256</text:p>
          </table:table-cell>
          <table:table-cell table:style-name="ce11" office:value-type="float" office:value="0.955257" calcext:value-type="float">
            <text:p>0.95525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436.cactusADM-1804B</text:p>
          </table:table-cell>
          <table:table-cell table:style-name="ce5"/>
          <table:table-cell table:style-name="ce5" office:value-type="float" office:value="0.356625" calcext:value-type="float">
            <text:p>0.356625</text:p>
          </table:table-cell>
          <table:table-cell table:style-name="ce12" office:value-type="float" office:value="0.356485" calcext:value-type="float">
            <text:p>0.35648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482.sphinx3-1100B</text:p>
          </table:table-cell>
          <table:table-cell table:style-name="ce5"/>
          <table:table-cell table:style-name="ce5" office:value-type="float" office:value="1.19139" calcext:value-type="float">
            <text:p>1.19139</text:p>
          </table:table-cell>
          <table:table-cell table:style-name="ce12" office:value-type="float" office:value="1.18285" calcext:value-type="float">
            <text:p>1.1828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0.perlbench_s-570B</text:p>
          </table:table-cell>
          <table:table-cell table:style-name="ce5"/>
          <table:table-cell table:style-name="ce5" office:value-type="float" office:value="1.3997" calcext:value-type="float">
            <text:p>1.3997</text:p>
          </table:table-cell>
          <table:table-cell table:style-name="ce11" office:value-type="float" office:value="1.40031" calcext:value-type="float">
            <text:p>1.40031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2.gcc_s-1850B</text:p>
          </table:table-cell>
          <table:table-cell table:style-name="ce5"/>
          <table:table-cell table:style-name="ce5" office:value-type="float" office:value="0.654666" calcext:value-type="float">
            <text:p>0.654666</text:p>
          </table:table-cell>
          <table:table-cell table:style-name="ce11" office:value-type="float" office:value="0.656653" calcext:value-type="float">
            <text:p>0.656653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2.gcc_s-2226B</text:p>
          </table:table-cell>
          <table:table-cell table:style-name="ce5"/>
          <table:table-cell table:style-name="ce5" office:value-type="float" office:value="0.56941" calcext:value-type="float">
            <text:p>0.56941</text:p>
          </table:table-cell>
          <table:table-cell table:style-name="ce11" office:value-type="float" office:value="0.61962" calcext:value-type="float">
            <text:p>0.6196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2.gcc_s-734B</text:p>
          </table:table-cell>
          <table:table-cell table:style-name="ce5"/>
          <table:table-cell table:style-name="ce5" office:value-type="float" office:value="0.811174" calcext:value-type="float">
            <text:p>0.811174</text:p>
          </table:table-cell>
          <table:table-cell table:style-name="ce11" office:value-type="float" office:value="0.81328" calcext:value-type="float">
            <text:p>0.81328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3.bwaves_s-1740B</text:p>
          </table:table-cell>
          <table:table-cell table:style-name="ce5"/>
          <table:table-cell table:style-name="ce5" office:value-type="float" office:value="1.79175" calcext:value-type="float">
            <text:p>1.79175</text:p>
          </table:table-cell>
          <table:table-cell table:style-name="ce12" office:value-type="float" office:value="1.78875" calcext:value-type="float">
            <text:p>1.7887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3.bwaves_s-2931B</text:p>
          </table:table-cell>
          <table:table-cell table:style-name="ce5"/>
          <table:table-cell table:style-name="ce5" office:value-type="float" office:value="1.9485" calcext:value-type="float">
            <text:p>1.9485</text:p>
          </table:table-cell>
          <table:table-cell table:style-name="ce12" office:value-type="float" office:value="1.85887" calcext:value-type="float">
            <text:p>1.8588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3.bwaves_s-5359B</text:p>
          </table:table-cell>
          <table:table-cell table:style-name="ce5"/>
          <table:table-cell table:style-name="ce5" office:value-type="float" office:value="1.37609" calcext:value-type="float">
            <text:p>1.37609</text:p>
          </table:table-cell>
          <table:table-cell table:style-name="ce11" office:value-type="float" office:value="1.38084" calcext:value-type="float">
            <text:p>1.38084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5.mcf_s-1554B</text:p>
          </table:table-cell>
          <table:table-cell table:style-name="ce5"/>
          <table:table-cell table:style-name="ce5" office:value-type="float" office:value="0.26048" calcext:value-type="float">
            <text:p>0.26048</text:p>
          </table:table-cell>
          <table:table-cell table:style-name="ce11" office:value-type="float" office:value="0.266167" calcext:value-type="float">
            <text:p>0.26616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5.mcf_s-782B</text:p>
          </table:table-cell>
          <table:table-cell table:style-name="ce5"/>
          <table:table-cell table:style-name="ce5" office:value-type="float" office:value="0.220954" calcext:value-type="float">
            <text:p>0.220954</text:p>
          </table:table-cell>
          <table:table-cell table:style-name="ce11" office:value-type="float" office:value="0.227743" calcext:value-type="float">
            <text:p>0.227743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05.mcf_s-994B</text:p>
          </table:table-cell>
          <table:table-cell table:style-name="ce5"/>
          <table:table-cell table:style-name="ce5" office:value-type="float" office:value="0.382265" calcext:value-type="float">
            <text:p>0.382265</text:p>
          </table:table-cell>
          <table:table-cell table:style-name="ce12" office:value-type="float" office:value="0.305432" calcext:value-type="float">
            <text:p>0.30543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19.lbm_s-2677B</text:p>
          </table:table-cell>
          <table:table-cell table:style-name="ce5"/>
          <table:table-cell table:style-name="ce5" office:value-type="float" office:value="0.408234" calcext:value-type="float">
            <text:p>0.408234</text:p>
          </table:table-cell>
          <table:table-cell table:style-name="ce11" office:value-type="float" office:value="0.408413" calcext:value-type="float">
            <text:p>0.408413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19.lbm_s-3766B</text:p>
          </table:table-cell>
          <table:table-cell table:style-name="ce5"/>
          <table:table-cell table:style-name="ce5" office:value-type="float" office:value="0.946811" calcext:value-type="float">
            <text:p>0.946811</text:p>
          </table:table-cell>
          <table:table-cell table:style-name="ce12" office:value-type="float" office:value="0.946639" calcext:value-type="float">
            <text:p>0.946639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19.lbm_s-4268B</text:p>
          </table:table-cell>
          <table:table-cell table:style-name="ce5"/>
          <table:table-cell table:style-name="ce5" office:value-type="float" office:value="0.403939" calcext:value-type="float">
            <text:p>0.403939</text:p>
          </table:table-cell>
          <table:table-cell table:style-name="ce11" office:value-type="float" office:value="0.404248" calcext:value-type="float">
            <text:p>0.404248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21.wrf_s-6673B</text:p>
          </table:table-cell>
          <table:table-cell table:style-name="ce5"/>
          <table:table-cell table:style-name="ce5" office:value-type="float" office:value="1.5447" calcext:value-type="float">
            <text:p>1.5447</text:p>
          </table:table-cell>
          <table:table-cell table:style-name="ce11" office:value-type="float" office:value="1.56596" calcext:value-type="float">
            <text:p>1.5659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23.xalancbmk_s-165B</text:p>
          </table:table-cell>
          <table:table-cell table:style-name="ce5"/>
          <table:table-cell table:style-name="ce5" office:value-type="float" office:value="1.04539" calcext:value-type="float">
            <text:p>1.04539</text:p>
          </table:table-cell>
          <table:table-cell table:style-name="ce11" office:value-type="float" office:value="1.06017" calcext:value-type="float">
            <text:p>1.0601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41.leela_s-1083B</text:p>
          </table:table-cell>
          <table:table-cell table:style-name="ce5"/>
          <table:table-cell table:style-name="ce5" office:value-type="float" office:value="0.763543" calcext:value-type="float">
            <text:p>0.763543</text:p>
          </table:table-cell>
          <table:table-cell table:style-name="ce12" office:value-type="float" office:value="0.763077" calcext:value-type="float">
            <text:p>0.76307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49.fotonik3d_s-1176B</text:p>
          </table:table-cell>
          <table:table-cell table:style-name="ce5"/>
          <table:table-cell table:style-name="ce5" office:value-type="float" office:value="1.92715" calcext:value-type="float">
            <text:p>1.92715</text:p>
          </table:table-cell>
          <table:table-cell table:style-name="ce11" office:value-type="float" office:value="1.93059" calcext:value-type="float">
            <text:p>1.93059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49.fotonik3d_s-7084B</text:p>
          </table:table-cell>
          <table:table-cell table:style-name="ce5"/>
          <table:table-cell table:style-name="ce5" office:value-type="float" office:value="1.75049" calcext:value-type="float">
            <text:p>1.75049</text:p>
          </table:table-cell>
          <table:table-cell table:style-name="ce11" office:value-type="float" office:value="1.76869" calcext:value-type="float">
            <text:p>1.76869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49.fotonik3d_s-8225B</text:p>
          </table:table-cell>
          <table:table-cell table:style-name="ce5"/>
          <table:table-cell table:style-name="ce5" office:value-type="float" office:value="1.93014" calcext:value-type="float">
            <text:p>1.93014</text:p>
          </table:table-cell>
          <table:table-cell table:style-name="ce12" office:value-type="float" office:value="1.92631" calcext:value-type="float">
            <text:p>1.92631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54.roms_s-1613B</text:p>
          </table:table-cell>
          <table:table-cell table:style-name="ce5"/>
          <table:table-cell table:style-name="ce5" office:value-type="float" office:value="1.58032" calcext:value-type="float">
            <text:p>1.58032</text:p>
          </table:table-cell>
          <table:table-cell table:style-name="ce12" office:value-type="float" office:value="1.58029" calcext:value-type="float">
            <text:p>1.58029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54.roms_s-294B</text:p>
          </table:table-cell>
          <table:table-cell table:style-name="ce5"/>
          <table:table-cell table:style-name="ce5" office:value-type="float" office:value="1.79997" calcext:value-type="float">
            <text:p>1.79997</text:p>
          </table:table-cell>
          <table:table-cell table:style-name="ce11" office:value-type="float" office:value="1.80131" calcext:value-type="float">
            <text:p>1.80131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657.xz_s-2302B</text:p>
          </table:table-cell>
          <table:table-cell table:style-name="ce5"/>
          <table:table-cell table:style-name="ce5" office:value-type="float" office:value="0.810122" calcext:value-type="float">
            <text:p>0.810122</text:p>
          </table:table-cell>
          <table:table-cell table:style-name="ce11" office:value-type="float" office:value="0.81346" calcext:value-type="float">
            <text:p>0.81346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03-891</text:p>
          </table:table-cell>
          <table:table-cell table:style-name="ce5"/>
          <table:table-cell table:style-name="ce7" office:value-type="float" office:value="1.14235" calcext:value-type="float">
            <text:p>1.14235</text:p>
          </table:table-cell>
          <table:table-cell table:style-name="ce11" office:value-type="float" office:value="1.18242" calcext:value-type="float">
            <text:p>1.18242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05-665</text:p>
          </table:table-cell>
          <table:table-cell table:style-name="ce5"/>
          <table:table-cell table:style-name="ce7" office:value-type="float" office:value="0.406425" calcext:value-type="float">
            <text:p>0.406425</text:p>
          </table:table-cell>
          <table:table-cell table:style-name="ce11" office:value-type="float" office:value="0.428524" calcext:value-type="float">
            <text:p>0.42852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05-1644</text:p>
          </table:table-cell>
          <table:table-cell table:style-name="ce5"/>
          <table:table-cell table:style-name="ce7" office:value-type="float" office:value="0.184314" calcext:value-type="float">
            <text:p>0.184314</text:p>
          </table:table-cell>
          <table:table-cell table:style-name="ce11" office:value-type="float" office:value="0.185008" calcext:value-type="float">
            <text:p>0.18500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20-141</text:p>
          </table:table-cell>
          <table:table-cell table:style-name="ce5"/>
          <table:table-cell table:style-name="ce7" office:value-type="float" office:value="0.323827" calcext:value-type="float">
            <text:p>0.323827</text:p>
          </table:table-cell>
          <table:table-cell table:style-name="ce11" office:value-type="float" office:value="0.324741" calcext:value-type="float">
            <text:p>0.324741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21-8065</text:p>
          </table:table-cell>
          <table:table-cell table:style-name="ce5"/>
          <table:table-cell table:style-name="ce7" office:value-type="float" office:value="2.006687" calcext:value-type="float">
            <text:p>2.006687</text:p>
          </table:table-cell>
          <table:table-cell table:style-name="ce12" office:value-type="float" office:value="1.99997" calcext:value-type="float">
            <text:p>1.99997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23-592</text:p>
          </table:table-cell>
          <table:table-cell table:style-name="ce5"/>
          <table:table-cell table:style-name="ce7" office:value-type="float" office:value="0.60183" calcext:value-type="float">
            <text:p>0.60183</text:p>
          </table:table-cell>
          <table:table-cell table:style-name="ce11" office:value-type="float" office:value="0.611393" calcext:value-type="float">
            <text:p>0.611393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27-490</text:p>
          </table:table-cell>
          <table:table-cell table:style-name="ce5"/>
          <table:table-cell table:style-name="ce7" office:value-type="float" office:value="1.31066" calcext:value-type="float">
            <text:p>1.31066</text:p>
          </table:table-cell>
          <table:table-cell table:style-name="ce12" office:value-type="float" office:value="1.30288" calcext:value-type="float">
            <text:p>1.3028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645-1007</text:p>
          </table:table-cell>
          <table:table-cell table:style-name="ce5"/>
          <table:table-cell table:style-name="ce7" office:value-type="float" office:value="1.2852" calcext:value-type="float">
            <text:p>1.2852</text:p>
          </table:table-cell>
          <table:table-cell table:style-name="ce12" office:value-type="float" office:value="1.28515" calcext:value-type="float">
            <text:p>1.2851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6" office:value-type="string" calcext:value-type="string">
            <text:p>GEOMEAN</text:p>
          </table:table-cell>
          <table:table-cell table:style-name="ce8" table:formula="of:=GEOMEAN([.D6:.D40])" office:value-type="float" office:value="0.837764180533503" calcext:value-type="float">
            <text:p>0.837764180533503</text:p>
          </table:table-cell>
          <table:table-cell table:style-name="ce13" table:formula="of:=GEOMEAN([.E6:.E40])" office:value-type="float" office:value="0.839538986902294" calcext:value-type="float">
            <text:p>0.839538986902294</text:p>
          </table:table-cell>
          <table:table-cell table:style-name="ce4" office:value-type="string" calcext:value-type="string">
            <text:p>0.212 %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/>
          <table:table-cell table:style-name="ce5" table:number-columns-repeated="2"/>
          <table:table-cell table:style-name="ce14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 table:number-columns-spanned="4" table:number-rows-spanned="1">
            <text:p>GRAPH ANALYTICS TRACES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5" table:number-columns-repeated="2"/>
          <table:table-cell table:style-name="ce14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bc-12.trace.gz</text:p>
          </table:table-cell>
          <table:table-cell table:style-name="ce5"/>
          <table:table-cell table:style-name="ce5" office:value-type="float" office:value="0.121615" calcext:value-type="float">
            <text:p>0.121615</text:p>
          </table:table-cell>
          <table:table-cell table:style-name="ce11" office:value-type="float" office:value="0.132584" calcext:value-type="float">
            <text:p>0.13258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bfs-14.trace.gz</text:p>
          </table:table-cell>
          <table:table-cell table:style-name="ce5"/>
          <table:table-cell table:style-name="ce5" office:value-type="float" office:value="0.381549" calcext:value-type="float">
            <text:p>0.381549</text:p>
          </table:table-cell>
          <table:table-cell table:style-name="ce12" office:value-type="float" office:value="0.375779" calcext:value-type="float">
            <text:p>0.375779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c-14.trace.gz</text:p>
          </table:table-cell>
          <table:table-cell table:style-name="ce5"/>
          <table:table-cell table:style-name="ce5" office:value-type="float" office:value="0.174542" calcext:value-type="float">
            <text:p>0.174542</text:p>
          </table:table-cell>
          <table:table-cell table:style-name="ce11" office:value-type="float" office:value="0.176317" calcext:value-type="float">
            <text:p>0.176317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pr-14.trace.gz</text:p>
          </table:table-cell>
          <table:table-cell table:style-name="ce5"/>
          <table:table-cell table:style-name="ce5" office:value-type="float" office:value="0.0519779" calcext:value-type="float">
            <text:p>0.0519779</text:p>
          </table:table-cell>
          <table:table-cell table:style-name="ce11" office:value-type="float" office:value="0.0540354" calcext:value-type="float">
            <text:p>0.054035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sssp-14.trace.gz</text:p>
          </table:table-cell>
          <table:table-cell table:style-name="ce5"/>
          <table:table-cell table:style-name="ce5" office:value-type="float" office:value="0.292799" calcext:value-type="float">
            <text:p>0.292799</text:p>
          </table:table-cell>
          <table:table-cell table:style-name="ce11" office:value-type="float" office:value="0.305577" calcext:value-type="float">
            <text:p>0.305577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6" office:value-type="string" calcext:value-type="string">
            <text:p>GEOMEAN</text:p>
          </table:table-cell>
          <table:table-cell table:style-name="ce8" table:formula="of:=GEOMEAN([.D45:.D49])" office:value-type="float" office:value="0.165259009733686" calcext:value-type="float">
            <text:p>0.165259009733686</text:p>
          </table:table-cell>
          <table:table-cell table:style-name="ce13" table:formula="of:=GEOMEAN([.E45:.E49])" office:value-type="float" office:value="0.170727456017447" calcext:value-type="float">
            <text:p>0.170727456017447</text:p>
          </table:table-cell>
          <table:table-cell table:style-name="ce4" office:value-type="string" calcext:value-type="string">
            <text:p>3.31 %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 table:number-columns-spanned="4" table:number-rows-spanned="1">
            <text:p>SAT TRACES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adical-high-60K-113B.champsimtrace.xz</text:p>
          </table:table-cell>
          <table:table-cell table:style-name="ce5"/>
          <table:table-cell table:style-name="ce5" office:value-type="float" office:value="0.167975" calcext:value-type="float">
            <text:p>0.167975</text:p>
          </table:table-cell>
          <table:table-cell table:style-name="ce11" office:value-type="float" office:value="0.167978" calcext:value-type="float">
            <text:p>0.16797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adical-high-60K-1227B.champsimtrace.xz</text:p>
          </table:table-cell>
          <table:table-cell table:style-name="ce5"/>
          <table:table-cell table:style-name="ce5" office:value-type="float" office:value="0.171845" calcext:value-type="float">
            <text:p>0.171845</text:p>
          </table:table-cell>
          <table:table-cell table:style-name="ce11" office:value-type="float" office:value="0.173085" calcext:value-type="float">
            <text:p>0.173085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cadical-high-60K-134B.champsimtrace.xz</text:p>
          </table:table-cell>
          <table:table-cell table:style-name="ce5"/>
          <table:table-cell table:style-name="ce5" office:value-type="float" office:value="0.193372" calcext:value-type="float">
            <text:p>0.193372</text:p>
          </table:table-cell>
          <table:table-cell table:style-name="ce11" office:value-type="float" office:value="0.195222" calcext:value-type="float">
            <text:p>0.195222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kissat-inc-high-30K-1802B.champsimtrace.xz</text:p>
          </table:table-cell>
          <table:table-cell table:style-name="ce5"/>
          <table:table-cell table:style-name="ce5" office:value-type="float" office:value="0.307114" calcext:value-type="float">
            <text:p>0.307114</text:p>
          </table:table-cell>
          <table:table-cell table:style-name="ce11" office:value-type="float" office:value="0.307848" calcext:value-type="float">
            <text:p>0.30784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6" office:value-type="string" calcext:value-type="string">
            <text:p>GEOMEAN</text:p>
          </table:table-cell>
          <table:table-cell table:style-name="ce9" table:formula="of:=GEOMEAN([.D53:.D56])" office:value-type="float" office:value="0.203478575429224" calcext:value-type="float">
            <text:p>0.203478575429224</text:p>
          </table:table-cell>
          <table:table-cell table:style-name="ce13" table:formula="of:=GEOMEAN([.E53:.E56])" office:value-type="float" office:value="0.204453351051458" calcext:value-type="float">
            <text:p>0.204453351051458</text:p>
          </table:table-cell>
          <table:table-cell table:style-name="ce4" office:value-type="string" calcext:value-type="string">
            <text:p>0.48 %</text:p>
          </table:table-cell>
          <table:table-cell table:number-columns-repeated="1018"/>
        </table:table-row>
        <table:table-row table:style-name="ro2" table:number-rows-repeated="2">
          <table:table-cell table:style-name="ce1"/>
          <table:table-cell table:style-name="ce4"/>
          <table:table-cell table:style-name="ce5"/>
          <table:table-cell table:style-name="ce10"/>
          <table:table-cell table:style-name="ce14"/>
          <table:table-cell table:number-columns-repeated="101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